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b76d" officeooo:paragraph-rsid="0003b76d"/>
    </style:style>
    <style:style style:name="P2" style:family="paragraph" style:parent-style-name="Standard">
      <style:text-properties officeooo:rsid="0003b76d" officeooo:paragraph-rsid="000dc069"/>
    </style:style>
    <style:style style:name="P3" style:family="paragraph" style:parent-style-name="Standard">
      <style:text-properties officeooo:rsid="00098540" officeooo:paragraph-rsid="00098540"/>
    </style:style>
    <style:style style:name="P4" style:family="paragraph" style:parent-style-name="Standard">
      <style:text-properties officeooo:rsid="000bd975" officeooo:paragraph-rsid="000bd975"/>
    </style:style>
    <style:style style:name="P5" style:family="paragraph" style:parent-style-name="Standard">
      <style:text-properties officeooo:rsid="000bd975" officeooo:paragraph-rsid="000dc069"/>
    </style:style>
    <style:style style:name="T1" style:family="text">
      <style:text-properties officeooo:rsid="0003e61a"/>
    </style:style>
    <style:style style:name="T2" style:family="text">
      <style:text-properties officeooo:rsid="000b3843"/>
    </style:style>
    <style:style style:name="T3" style:family="text">
      <style:text-properties officeooo:rsid="000bd9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ieznana jest wola bogów, wszakże im nieznana jest wola energii.” </text:p>
      <text:p text:style-name="P5">~ Ander Ver Kiel „Podstawy zrozumienia braku magii” Tom I</text:p>
      <text:p text:style-name="P1"/>
      <text:p text:style-name="P2">Na początku nie było nic. Z nicości wyłoniła się energia, zapoczątkowała życie, wszelkie życie, <text:span text:style-name="T1">nawet bogów. Energia otacza wszystko, od najprostszej skały, aż do samych ludzi, to ona pozwala żyć i istnieć.</text:span> Z nie wiadom<text:span text:style-name="T3">ego</text:span> przez nikogo powodu zaczął formować się cały świat, do dzisiaj najwięks<text:span text:style-name="T3">i</text:span> uczeni z Ezaruel nie są w stanie jakkolwiek stwierdzić dlaczego i w jaki sposób.<text:span text:style-name="T1"> Pierwszym bogiem stworzonym przez tą tajemniczą energię jest Vinfell, najstarszy oraz najmądrzejszy z bogów, odpowiedzialny jest za czas, przestrzeń, </text:span></text:p>
      <text:p text:style-name="P3">a także równowagę we wszechświecie. <text:span text:style-name="T2">Następnie energia zrodziła 3 siostry Vinfell’a Seles, Melwe <text:s/>oraz Damirte, były one dobrymi boginiami opiekunkami Ziemi oraz istot żyjących, Vinfell’owi nie spodobało się to, że jest tylko dobro, dlatego stworzył on księżyc naprzeciwko słońca, które stworzyły boginie, zwiastujący cierpienie, mrok i zniszczenie. Z tego owego zła zrodzili się 3 bracia Galadmider, Taklesas i Zindurak, byli oni zwiastowaniem zła na świecie, wojen oraz śmierci. Razem tworzyli równowagę wszechświata, która w każdej chwili mogła zostać zniszczona przez niezrozumiałą nawet dla samych bogów energię, <text:s/></text:span></text:p>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21T18:51:13.842441162</meta:creation-date>
    <meta:generator>LibreOffice/7.3.7.2$Linux_X86_64 LibreOffice_project/30$Build-2</meta:generator>
    <dc:date>2023-01-12T11:22:11.626382386</dc:date>
    <meta:editing-duration>PT57M25S</meta:editing-duration>
    <meta:editing-cycles>5</meta:editing-cycles>
    <meta:document-statistic meta:table-count="0" meta:image-count="0" meta:object-count="0" meta:page-count="1" meta:paragraph-count="4" meta:word-count="185" meta:character-count="1269" meta:non-whitespace-character-count="1083"/>
  </office:meta>
</office:document-meta>
</file>